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89cm"/>
    </style:style>
    <style:style style:name="co2" style:family="table-column">
      <style:table-column-properties fo:break-before="auto" style:column-width="7.987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1.36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table:style-name="Default"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</table:table-row>
        <table:table-row table:style-name="ro1">
          <table:table-cell office:value-type="string" calcext:value-type="string">
            <text:p>u-ch427-n1280-pack0-x0</text:p>
          </table:table-cell>
          <table:table-cell office:value-type="float" office:value="2601.99" calcext:value-type="float">
            <text:p>2601.99</text:p>
          </table:table-cell>
          <table:table-cell table:number-columns-repeated="2"/>
          <table:table-cell table:style-name="Default"/>
          <table:table-cell office:value-type="string" calcext:value-type="string">
            <text:p>x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02:04:14Z</text:p>
          </table:table-cell>
          <table:table-cell office:value-type="string" calcext:value-type="string">
            <text:p>2022-03-10T02:07:56Z</text:p>
          </table:table-cell>
          <table:table-cell office:value-type="string" calcext:value-type="string">
            <text:p>2022-03-10T02:56:44Z</text:p>
          </table:table-cell>
          <table:table-cell office:value-type="string" calcext:value-type="string">
            <text:p>SUCCEEDED</text:p>
          </table:table-cell>
          <table:table-cell office:value-type="float" office:value="1230228" calcext:value-type="float">
            <text:p>1230228</text:p>
          </table:table-cell>
          <table:table-cell office:value-type="float" office:value="101707" calcext:value-type="float">
            <text:p>101707</text:p>
          </table:table-cell>
          <table:table-cell office:value-type="float" office:value="442.219" calcext:value-type="float">
            <text:p>442.219</text:p>
          </table:table-cell>
          <table:table-cell office:value-type="float" office:value="7.048" calcext:value-type="float">
            <text:p>7.048</text:p>
          </table:table-cell>
          <table:table-cell office:value-type="float" office:value="2.323" calcext:value-type="float">
            <text:p>2.323</text:p>
          </table:table-cell>
        </table:table-row>
        <table:table-row table:style-name="ro1">
          <table:table-cell office:value-type="string" calcext:value-type="string">
            <text:p>u-ch427-n1280-pack0-x1</text:p>
          </table:table-cell>
          <table:table-cell office:value-type="float" office:value="2515.42" calcext:value-type="float">
            <text:p>2515.42</text:p>
          </table:table-cell>
          <table:table-cell table:number-columns-repeated="2"/>
          <table:table-cell table:style-name="Default"/>
          <table:table-cell office:value-type="string" calcext:value-type="string">
            <text:p>x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02:04:21Z</text:p>
          </table:table-cell>
          <table:table-cell office:value-type="string" calcext:value-type="string">
            <text:p>2022-03-10T02:07:57Z</text:p>
          </table:table-cell>
          <table:table-cell office:value-type="string" calcext:value-type="string">
            <text:p>2022-03-10T03:05:47Z</text:p>
          </table:table-cell>
          <table:table-cell office:value-type="string" calcext:value-type="string">
            <text:p>SUCCEEDED</text:p>
          </table:table-cell>
          <table:table-cell office:value-type="float" office:value="1230230" calcext:value-type="float">
            <text:p>1230230</text:p>
          </table:table-cell>
          <table:table-cell office:value-type="float" office:value="231962" calcext:value-type="float">
            <text:p>231962</text:p>
          </table:table-cell>
          <table:table-cell office:value-type="float" office:value="457.826" calcext:value-type="float">
            <text:p>457.826</text:p>
          </table:table-cell>
          <table:table-cell office:value-type="float" office:value="2.036" calcext:value-type="float">
            <text:p>2.036</text:p>
          </table:table-cell>
          <table:table-cell office:value-type="float" office:value="1.822" calcext:value-type="float">
            <text:p>1.822</text:p>
          </table:table-cell>
        </table:table-row>
        <table:table-row table:style-name="ro1">
          <table:table-cell office:value-type="string" calcext:value-type="string">
            <text:p>u-ch427-n1280-pack0-x2</text:p>
          </table:table-cell>
          <table:table-cell office:value-type="float" office:value="2426.04" calcext:value-type="float">
            <text:p>2426.04</text:p>
          </table:table-cell>
          <table:table-cell table:number-columns-repeated="2"/>
          <table:table-cell table:style-name="Default"/>
          <table:table-cell office:value-type="string" calcext:value-type="string">
            <text:p>x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16:54:04Z</text:p>
          </table:table-cell>
          <table:table-cell office:value-type="string" calcext:value-type="string">
            <text:p>2022-03-10T17:15:27Z</text:p>
          </table:table-cell>
          <table:table-cell office:value-type="string" calcext:value-type="string">
            <text:p>2022-03-10T18:10:16Z</text:p>
          </table:table-cell>
          <table:table-cell office:value-type="string" calcext:value-type="string">
            <text:p>SUCCEEDED</text:p>
          </table:table-cell>
          <table:table-cell office:value-type="float" office:value="1234445" calcext:value-type="float">
            <text:p>1234445</text:p>
          </table:table-cell>
          <table:table-cell office:value-type="float" office:value="130745" calcext:value-type="float">
            <text:p>130745</text:p>
          </table:table-cell>
          <table:table-cell office:value-type="float" office:value="487.088" calcext:value-type="float">
            <text:p>487.088</text:p>
          </table:table-cell>
          <table:table-cell office:value-type="float" office:value="2.242" calcext:value-type="float">
            <text:p>2.242</text:p>
          </table:table-cell>
          <table:table-cell office:value-type="float" office:value="1.862" calcext:value-type="float">
            <text:p>1.862</text:p>
          </table:table-cell>
        </table:table-row>
        <table:table-row table:style-name="ro1">
          <table:table-cell office:value-type="string" calcext:value-type="string">
            <text:p>u-ch427-n1280-pack0-x3</text:p>
          </table:table-cell>
          <table:table-cell office:value-type="float" office:value="2676.46" calcext:value-type="float">
            <text:p>2676.46</text:p>
          </table:table-cell>
          <table:table-cell table:number-columns-repeated="2"/>
          <table:table-cell table:style-name="Default"/>
          <table:table-cell office:value-type="string" calcext:value-type="string">
            <text:p>x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02:04:39Z</text:p>
          </table:table-cell>
          <table:table-cell office:value-type="string" calcext:value-type="string">
            <text:p>2022-03-10T02:12:00Z</text:p>
          </table:table-cell>
          <table:table-cell office:value-type="string" calcext:value-type="string">
            <text:p>2022-03-10T03:12:42Z</text:p>
          </table:table-cell>
          <table:table-cell office:value-type="string" calcext:value-type="string">
            <text:p>SUCCEEDED</text:p>
          </table:table-cell>
          <table:table-cell office:value-type="float" office:value="1230232" calcext:value-type="float">
            <text:p>1230232</text:p>
          </table:table-cell>
          <table:table-cell office:value-type="float" office:value="87280" calcext:value-type="float">
            <text:p>87280</text:p>
          </table:table-cell>
          <table:table-cell office:value-type="float" office:value="455.886" calcext:value-type="float">
            <text:p>455.886</text:p>
          </table:table-cell>
          <table:table-cell office:value-type="float" office:value="2.654" calcext:value-type="float">
            <text:p>2.654</text:p>
          </table:table-cell>
          <table:table-cell office:value-type="float" office:value="2.305" calcext:value-type="float">
            <text:p>2.305</text:p>
          </table:table-cell>
        </table:table-row>
        <table:table-row table:style-name="ro1">
          <table:table-cell office:value-type="string" calcext:value-type="string">
            <text:p>u-ch427-n1280-pack0-x4</text:p>
          </table:table-cell>
          <table:table-cell office:value-type="float" office:value="2665.35" calcext:value-type="float">
            <text:p>2665.35</text:p>
          </table:table-cell>
          <table:table-cell table:number-columns-repeated="2"/>
          <table:table-cell table:style-name="Default"/>
          <table:table-cell office:value-type="string" calcext:value-type="string">
            <text:p>x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02:04:56Z</text:p>
          </table:table-cell>
          <table:table-cell office:value-type="string" calcext:value-type="string">
            <text:p>2022-03-10T02:23:54Z</text:p>
          </table:table-cell>
          <table:table-cell office:value-type="string" calcext:value-type="string">
            <text:p>2022-03-10T03:28:22Z</text:p>
          </table:table-cell>
          <table:table-cell office:value-type="string" calcext:value-type="string">
            <text:p>SUCCEEDED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255820" calcext:value-type="float">
            <text:p>255820</text:p>
          </table:table-cell>
          <table:table-cell office:value-type="float" office:value="467.818" calcext:value-type="float">
            <text:p>467.818</text:p>
          </table:table-cell>
          <table:table-cell office:value-type="float" office:value="2.069" calcext:value-type="float">
            <text:p>2.069</text:p>
          </table:table-cell>
          <table:table-cell office:value-type="float" office:value="2.067" calcext:value-type="float">
            <text:p>2.067</text:p>
          </table:table-cell>
        </table:table-row>
        <table:table-row table:style-name="ro1">
          <table:table-cell office:value-type="string" calcext:value-type="string">
            <text:p>u-ch427-n1280-pack0-x5</text:p>
          </table:table-cell>
          <table:table-cell office:value-type="float" office:value="2651.12" calcext:value-type="float">
            <text:p>2651.12</text:p>
          </table:table-cell>
          <table:table-cell table:number-columns-repeated="2"/>
          <table:table-cell table:style-name="Default"/>
          <table:table-cell office:value-type="string" calcext:value-type="string">
            <text:p>x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02:05:11Z</text:p>
          </table:table-cell>
          <table:table-cell office:value-type="string" calcext:value-type="string">
            <text:p>2022-03-10T02:23:54Z</text:p>
          </table:table-cell>
          <table:table-cell office:value-type="string" calcext:value-type="string">
            <text:p>2022-03-10T03:27:59Z</text:p>
          </table:table-cell>
          <table:table-cell office:value-type="string" calcext:value-type="string">
            <text:p>SUCCEEDED</text:p>
          </table:table-cell>
          <table:table-cell office:value-type="float" office:value="1230235" calcext:value-type="float">
            <text:p>1230235</text:p>
          </table:table-cell>
          <table:table-cell office:value-type="float" office:value="32104" calcext:value-type="float">
            <text:p>32104</text:p>
          </table:table-cell>
          <table:table-cell office:value-type="float" office:value="478.094" calcext:value-type="float">
            <text:p>478.094</text:p>
          </table:table-cell>
          <table:table-cell office:value-type="float" office:value="2.449" calcext:value-type="float">
            <text:p>2.449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string" calcext:value-type="string">
            <text:p>u-ch427-n1280-pack0-x6</text:p>
          </table:table-cell>
          <table:table-cell office:value-type="float" office:value="3002.42" calcext:value-type="float">
            <text:p>3002.42</text:p>
          </table:table-cell>
          <table:table-cell/>
          <table:table-cell office:value-type="float" office:value="2601.99" calcext:value-type="float">
            <text:p>2601.99</text:p>
          </table:table-cell>
          <table:table-cell table:style-name="Default" office:value-type="float" office:value="2747.56" calcext:value-type="float">
            <text:p>2747.56</text:p>
          </table:table-cell>
          <table:table-cell office:value-type="string" calcext:value-type="string">
            <text:p>x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02:05:21Z</text:p>
          </table:table-cell>
          <table:table-cell office:value-type="string" calcext:value-type="string">
            <text:p>2022-03-10T02:59:56Z</text:p>
          </table:table-cell>
          <table:table-cell office:value-type="string" calcext:value-type="string">
            <text:p>2022-03-10T04:08:26Z</text:p>
          </table:table-cell>
          <table:table-cell office:value-type="string" calcext:value-type="string">
            <text:p>SUCCEEDED</text:p>
          </table:table-cell>
          <table:table-cell office:value-type="float" office:value="1230236" calcext:value-type="float">
            <text:p>1230236</text:p>
          </table:table-cell>
          <table:table-cell office:value-type="float" office:value="235319" calcext:value-type="float">
            <text:p>235319</text:p>
          </table:table-cell>
          <table:table-cell office:value-type="float" office:value="443.268" calcext:value-type="float">
            <text:p>443.268</text:p>
          </table:table-cell>
          <table:table-cell office:value-type="float" office:value="2.713" calcext:value-type="float">
            <text:p>2.713</text:p>
          </table:table-cell>
          <table:table-cell office:value-type="float" office:value="2.307" calcext:value-type="float">
            <text:p>2.307</text:p>
          </table:table-cell>
        </table:table-row>
        <table:table-row table:style-name="ro1">
          <table:table-cell office:value-type="string" calcext:value-type="string">
            <text:p>u-ch427-n1280-pack0-x7</text:p>
          </table:table-cell>
          <table:table-cell office:value-type="float" office:value="3001.28" calcext:value-type="float">
            <text:p>3001.28</text:p>
          </table:table-cell>
          <table:table-cell/>
          <table:table-cell office:value-type="float" office:value="2515.42" calcext:value-type="float">
            <text:p>2515.42</text:p>
          </table:table-cell>
          <table:table-cell table:style-name="Default" office:value-type="float" office:value="2855.68" calcext:value-type="float">
            <text:p>2855.68</text:p>
          </table:table-cell>
          <table:table-cell office:value-type="string" calcext:value-type="string">
            <text:p>x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16:54:04Z</text:p>
          </table:table-cell>
          <table:table-cell office:value-type="string" calcext:value-type="string">
            <text:p>2022-03-10T17:00:15Z</text:p>
          </table:table-cell>
          <table:table-cell office:value-type="string" calcext:value-type="string">
            <text:p>2022-03-10T18:15:09Z</text:p>
          </table:table-cell>
          <table:table-cell office:value-type="string" calcext:value-type="string">
            <text:p>SUCCEEDED</text:p>
          </table:table-cell>
          <table:table-cell office:value-type="float" office:value="1234443" calcext:value-type="float">
            <text:p>1234443</text:p>
          </table:table-cell>
          <table:table-cell office:value-type="float" office:value="130350" calcext:value-type="float">
            <text:p>130350</text:p>
          </table:table-cell>
          <table:table-cell office:value-type="float" office:value="477.341" calcext:value-type="float">
            <text:p>477.341</text:p>
          </table:table-cell>
          <table:table-cell office:value-type="float" office:value="2.376" calcext:value-type="float">
            <text:p>2.376</text:p>
          </table:table-cell>
          <table:table-cell office:value-type="float" office:value="2.047" calcext:value-type="float">
            <text:p>2.047</text:p>
          </table:table-cell>
        </table:table-row>
        <table:table-row table:style-name="ro1">
          <table:table-cell office:value-type="string" calcext:value-type="string">
            <text:p>u-ch427-n1280-pack0-x8</text:p>
          </table:table-cell>
          <table:table-cell table:number-columns-repeated="2"/>
          <table:table-cell office:value-type="float" office:value="2426.04" calcext:value-type="float">
            <text:p>2426.04</text:p>
          </table:table-cell>
          <table:table-cell table:style-name="Default" office:value-type="float" office:value="2444.14" calcext:value-type="float">
            <text:p>2444.14</text:p>
          </table:table-cell>
          <table:table-cell office:value-type="string" calcext:value-type="string">
            <text:p>x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0-x9</text:p>
          </table:table-cell>
          <table:table-cell table:number-columns-repeated="2"/>
          <table:table-cell office:value-type="float" office:value="2676.46" calcext:value-type="float">
            <text:p>2676.46</text:p>
          </table:table-cell>
          <table:table-cell table:style-name="Default" office:value-type="float" office:value="2563.77" calcext:value-type="float">
            <text:p>2563.77</text:p>
          </table:table-cell>
          <table:table-cell office:value-type="string" calcext:value-type="string">
            <text:p>x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5-x0</text:p>
          </table:table-cell>
          <table:table-cell office:value-type="float" office:value="2747.56" calcext:value-type="float">
            <text:p>2747.56</text:p>
          </table:table-cell>
          <table:table-cell/>
          <table:table-cell office:value-type="float" office:value="2665.35" calcext:value-type="float">
            <text:p>2665.35</text:p>
          </table:table-cell>
          <table:table-cell table:style-name="Default" office:value-type="float" office:value="2424.43" calcext:value-type="float">
            <text:p>2424.43</text:p>
          </table:table-cell>
          <table:table-cell office:value-type="string" calcext:value-type="string">
            <text:p>x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16:54:04Z</text:p>
          </table:table-cell>
          <table:table-cell office:value-type="string" calcext:value-type="string">
            <text:p>2022-03-10T17:21:26Z</text:p>
          </table:table-cell>
          <table:table-cell office:value-type="string" calcext:value-type="string">
            <text:p>2022-03-10T18:11:48Z</text:p>
          </table:table-cell>
          <table:table-cell office:value-type="string" calcext:value-type="string">
            <text:p>SUCCEEDED</text:p>
          </table:table-cell>
          <table:table-cell office:value-type="float" office:value="1234446" calcext:value-type="float">
            <text:p>1234446</text:p>
          </table:table-cell>
          <table:table-cell office:value-type="float" office:value="205068" calcext:value-type="float">
            <text:p>205068</text:p>
          </table:table-cell>
          <table:table-cell office:value-type="float" office:value="468.177" calcext:value-type="float">
            <text:p>468.177</text:p>
          </table:table-cell>
          <table:table-cell office:value-type="float" office:value="29.072" calcext:value-type="float">
            <text:p>29.072</text:p>
          </table:table-cell>
          <table:table-cell office:value-type="float" office:value="2.447" calcext:value-type="float">
            <text:p>2.447</text:p>
          </table:table-cell>
        </table:table-row>
        <table:table-row table:style-name="ro1">
          <table:table-cell office:value-type="string" calcext:value-type="string">
            <text:p>u-ch427-n1280-pack5-x1</text:p>
          </table:table-cell>
          <table:table-cell office:value-type="float" office:value="2855.68" calcext:value-type="float">
            <text:p>2855.68</text:p>
          </table:table-cell>
          <table:table-cell/>
          <table:table-cell office:value-type="float" office:value="2651.12" calcext:value-type="float">
            <text:p>2651.12</text:p>
          </table:table-cell>
          <table:table-cell table:style-name="Default" office:value-type="float" office:value="2704.49" calcext:value-type="float">
            <text:p>2704.49</text:p>
          </table:table-cell>
          <table:table-cell office:value-type="string" calcext:value-type="string">
            <text:p>x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16:54:04Z</text:p>
          </table:table-cell>
          <table:table-cell office:value-type="string" calcext:value-type="string">
            <text:p>2022-03-10T17:22:10Z</text:p>
          </table:table-cell>
          <table:table-cell office:value-type="string" calcext:value-type="string">
            <text:p>2022-03-10T18:15:38Z</text:p>
          </table:table-cell>
          <table:table-cell office:value-type="string" calcext:value-type="string">
            <text:p>SUCCEEDED</text:p>
          </table:table-cell>
          <table:table-cell office:value-type="float" office:value="1234447" calcext:value-type="float">
            <text:p>1234447</text:p>
          </table:table-cell>
          <table:table-cell office:value-type="float" office:value="100649" calcext:value-type="float">
            <text:p>100649</text:p>
          </table:table-cell>
          <table:table-cell office:value-type="float" office:value="444.923" calcext:value-type="float">
            <text:p>444.923</text:p>
          </table:table-cell>
          <table:table-cell office:value-type="float" office:value="2.239" calcext:value-type="float">
            <text:p>2.239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string" calcext:value-type="string">
            <text:p>u-ch427-n1280-pack5-x2</text:p>
          </table:table-cell>
          <table:table-cell office:value-type="float" office:value="2444.14" calcext:value-type="float">
            <text:p>2444.14</text:p>
          </table:table-cell>
          <table:table-cell/>
          <table:table-cell office:value-type="float" office:value="3002.42" calcext:value-type="float">
            <text:p>3002.42</text:p>
          </table:table-cell>
          <table:table-cell table:style-name="Default" office:value-type="float" office:value="2706.97" calcext:value-type="float">
            <text:p>2706.97</text:p>
          </table:table-cell>
          <table:table-cell office:value-type="string" calcext:value-type="string">
            <text:p>x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16:54:05Z</text:p>
          </table:table-cell>
          <table:table-cell office:value-type="string" calcext:value-type="string">
            <text:p>2022-03-10T18:16:48Z</text:p>
          </table:table-cell>
          <table:table-cell office:value-type="string" calcext:value-type="string">
            <text:p>2022-03-10T19:07:10Z</text:p>
          </table:table-cell>
          <table:table-cell office:value-type="string" calcext:value-type="string">
            <text:p>SUCCEEDED</text:p>
          </table:table-cell>
          <table:table-cell office:value-type="float" office:value="1234449" calcext:value-type="float">
            <text:p>1234449</text:p>
          </table:table-cell>
          <table:table-cell office:value-type="float" office:value="100822" calcext:value-type="float">
            <text:p>100822</text:p>
          </table:table-cell>
          <table:table-cell office:value-type="float" office:value="472.207" calcext:value-type="float">
            <text:p>472.207</text:p>
          </table:table-cell>
          <table:table-cell office:value-type="float" office:value="2.459" calcext:value-type="float">
            <text:p>2.459</text:p>
          </table:table-cell>
          <table:table-cell office:value-type="float" office:value="2.256" calcext:value-type="float">
            <text:p>2.256</text:p>
          </table:table-cell>
        </table:table-row>
        <table:table-row table:style-name="ro1">
          <table:table-cell office:value-type="string" calcext:value-type="string">
            <text:p>u-ch427-n1280-pack5-x3</text:p>
          </table:table-cell>
          <table:table-cell office:value-type="float" office:value="2563.77" calcext:value-type="float">
            <text:p>2563.77</text:p>
          </table:table-cell>
          <table:table-cell/>
          <table:table-cell office:value-type="float" office:value="3001.28" calcext:value-type="float">
            <text:p>3001.28</text:p>
          </table:table-cell>
          <table:table-cell table:style-name="Default" office:value-type="float" office:value="2982.76" calcext:value-type="float">
            <text:p>2982.76</text:p>
          </table:table-cell>
          <table:table-cell office:value-type="string" calcext:value-type="string">
            <text:p>x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16:54:05Z</text:p>
          </table:table-cell>
          <table:table-cell office:value-type="string" calcext:value-type="string">
            <text:p>2022-03-10T17:49:24Z</text:p>
          </table:table-cell>
          <table:table-cell office:value-type="string" calcext:value-type="string">
            <text:p>2022-03-10T18:43:22Z</text:p>
          </table:table-cell>
          <table:table-cell office:value-type="string" calcext:value-type="string">
            <text:p>SUCCEEDED</text:p>
          </table:table-cell>
          <table:table-cell office:value-type="float" office:value="1234448" calcext:value-type="float">
            <text:p>1234448</text:p>
          </table:table-cell>
          <table:table-cell office:value-type="float" office:value="210877" calcext:value-type="float">
            <text:p>210877</text:p>
          </table:table-cell>
          <table:table-cell office:value-type="float" office:value="470.635" calcext:value-type="float">
            <text:p>470.635</text:p>
          </table:table-cell>
          <table:table-cell office:value-type="float" office:value="2.057" calcext:value-type="float">
            <text:p>2.057</text:p>
          </table:table-cell>
          <table:table-cell office:value-type="float" office:value="1.813" calcext:value-type="float">
            <text:p>1.813</text:p>
          </table:table-cell>
        </table:table-row>
        <table:table-row table:style-name="ro1">
          <table:table-cell office:value-type="string" calcext:value-type="string">
            <text:p>u-ch427-n1280-pack5-x4</text:p>
          </table:table-cell>
          <table:table-cell office:value-type="float" office:value="2424.43" calcext:value-type="float">
            <text:p>2424.43</text:p>
          </table:table-cell>
          <table:table-cell table:number-columns-repeated="2"/>
          <table:table-cell table:style-name="Default"/>
          <table:table-cell office:value-type="string" calcext:value-type="string">
            <text:p>x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16:54:06Z</text:p>
          </table:table-cell>
          <table:table-cell office:value-type="string" calcext:value-type="string">
            <text:p>2022-03-10T18:16:47Z</text:p>
          </table:table-cell>
          <table:table-cell office:value-type="string" calcext:value-type="string">
            <text:p>2022-03-10T19:09:14Z</text:p>
          </table:table-cell>
          <table:table-cell office:value-type="string" calcext:value-type="string">
            <text:p>SUCCEEDED</text:p>
          </table:table-cell>
          <table:table-cell office:value-type="float" office:value="1234450" calcext:value-type="float">
            <text:p>1234450</text:p>
          </table:table-cell>
          <table:table-cell office:value-type="float" office:value="234534" calcext:value-type="float">
            <text:p>234534</text:p>
          </table:table-cell>
          <table:table-cell office:value-type="float" office:value="459.226" calcext:value-type="float">
            <text:p>459.226</text:p>
          </table:table-cell>
          <table:table-cell office:value-type="float" office:value="2.245" calcext:value-type="float">
            <text:p>2.245</text:p>
          </table:table-cell>
          <table:table-cell office:value-type="float" office:value="2.093" calcext:value-type="float">
            <text:p>2.093</text:p>
          </table:table-cell>
        </table:table-row>
        <table:table-row table:style-name="ro1">
          <table:table-cell office:value-type="string" calcext:value-type="string">
            <text:p>u-ch427-n1280-pack5-x5</text:p>
          </table:table-cell>
          <table:table-cell office:value-type="float" office:value="2704.49" calcext:value-type="float">
            <text:p>2704.49</text:p>
          </table:table-cell>
          <table:table-cell table:number-columns-repeated="2"/>
          <table:table-cell table:style-name="Default"/>
          <table:table-cell office:value-type="string" calcext:value-type="string">
            <text:p>x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16:54:07Z</text:p>
          </table:table-cell>
          <table:table-cell office:value-type="string" calcext:value-type="string">
            <text:p>2022-03-10T18:22:01Z</text:p>
          </table:table-cell>
          <table:table-cell office:value-type="string" calcext:value-type="string">
            <text:p>2022-03-10T19:23:39Z</text:p>
          </table:table-cell>
          <table:table-cell office:value-type="string" calcext:value-type="string">
            <text:p>SUCCEEDED</text:p>
          </table:table-cell>
          <table:table-cell office:value-type="float" office:value="1234452" calcext:value-type="float">
            <text:p>1234452</text:p>
          </table:table-cell>
          <table:table-cell office:value-type="float" office:value="216053" calcext:value-type="float">
            <text:p>216053</text:p>
          </table:table-cell>
          <table:table-cell office:value-type="float" office:value="452.901" calcext:value-type="float">
            <text:p>452.901</text:p>
          </table:table-cell>
          <table:table-cell office:value-type="float" office:value="2.357" calcext:value-type="float">
            <text:p>2.357</text:p>
          </table:table-cell>
          <table:table-cell office:value-type="float" office:value="2.224" calcext:value-type="float">
            <text:p>2.224</text:p>
          </table:table-cell>
        </table:table-row>
        <table:table-row table:style-name="ro1">
          <table:table-cell office:value-type="string" calcext:value-type="string">
            <text:p>u-ch427-n1280-pack5-x6</text:p>
          </table:table-cell>
          <table:table-cell office:value-type="float" office:value="2706.97" calcext:value-type="float">
            <text:p>2706.97</text:p>
          </table:table-cell>
          <table:table-cell table:number-columns-repeated="2"/>
          <table:table-cell table:style-name="Default"/>
          <table:table-cell office:value-type="string" calcext:value-type="string">
            <text:p>x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16:54:06Z</text:p>
          </table:table-cell>
          <table:table-cell office:value-type="string" calcext:value-type="string">
            <text:p>2022-03-10T18:22:52Z</text:p>
          </table:table-cell>
          <table:table-cell office:value-type="string" calcext:value-type="string">
            <text:p>2022-03-10T19:27:12Z</text:p>
          </table:table-cell>
          <table:table-cell office:value-type="string" calcext:value-type="string">
            <text:p>SUCCEEDED</text:p>
          </table:table-cell>
          <table:table-cell office:value-type="float" office:value="1234451" calcext:value-type="float">
            <text:p>1234451</text:p>
          </table:table-cell>
          <table:table-cell office:value-type="float" office:value="19461" calcext:value-type="float">
            <text:p>19461</text:p>
          </table:table-cell>
          <table:table-cell office:value-type="float" office:value="478.818" calcext:value-type="float">
            <text:p>478.818</text:p>
          </table:table-cell>
          <table:table-cell office:value-type="float" office:value="2.173" calcext:value-type="float">
            <text:p>2.173</text:p>
          </table:table-cell>
          <table:table-cell office:value-type="float" office:value="2.063" calcext:value-type="float">
            <text:p>2.063</text:p>
          </table:table-cell>
        </table:table-row>
        <table:table-row table:style-name="ro1">
          <table:table-cell office:value-type="string" calcext:value-type="string">
            <text:p>u-ch427-n1280-pack5-x7</text:p>
          </table:table-cell>
          <table:table-cell office:value-type="float" office:value="2982.76" calcext:value-type="float">
            <text:p>2982.76</text:p>
          </table:table-cell>
          <table:table-cell table:number-columns-repeated="2"/>
          <table:table-cell table:style-name="Default"/>
          <table:table-cell office:value-type="string" calcext:value-type="string">
            <text:p>x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02:17:38Z</text:p>
          </table:table-cell>
          <table:table-cell office:value-type="string" calcext:value-type="string">
            <text:p>2022-03-10T04:03:57Z</text:p>
          </table:table-cell>
          <table:table-cell office:value-type="string" calcext:value-type="string">
            <text:p>2022-03-10T05:17:26Z</text:p>
          </table:table-cell>
          <table:table-cell office:value-type="string" calcext:value-type="string">
            <text:p>SUCCEEDED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89375" calcext:value-type="float">
            <text:p>189375</text:p>
          </table:table-cell>
          <table:table-cell office:value-type="float" office:value="458.613" calcext:value-type="float">
            <text:p>458.613</text:p>
          </table:table-cell>
          <table:table-cell office:value-type="float" office:value="2.38" calcext:value-type="float">
            <text:p>2.38</text:p>
          </table:table-cell>
          <table:table-cell office:value-type="float" office:value="2.044" calcext:value-type="float">
            <text:p>2.044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0</text:p>
          </table:table-cell>
          <table:table-cell office:value-type="float" office:value="0" calcext:value-type="float">
            <text:p>0</text:p>
          </table:table-cell>
          <table:table-cell office:value-type="float" office:value="1042626680" calcext:value-type="float">
            <text:p>1042626680</text:p>
          </table:table-cell>
          <table:table-cell table:formula="of:=[.D22]/(1024*1024)" office:value-type="float" office:value="994.326286315918" calcext:value-type="float">
            <text:p>9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1</text:p>
          </table:table-cell>
          <table:table-cell office:value-type="float" office:value="1" calcext:value-type="float">
            <text:p>1</text:p>
          </table:table-cell>
          <table:table-cell office:value-type="float" office:value="396656752" calcext:value-type="float">
            <text:p>396656752</text:p>
          </table:table-cell>
          <table:table-cell table:formula="of:=[.D23]/(1024*1024)" office:value-type="float" office:value="378.281356811523" calcext:value-type="float">
            <text:p>3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2</text:p>
          </table:table-cell>
          <table:table-cell office:value-type="float" office:value="2" calcext:value-type="float">
            <text:p>2</text:p>
          </table:table-cell>
          <table:table-cell office:value-type="float" office:value="395216476" calcext:value-type="float">
            <text:p>395216476</text:p>
          </table:table-cell>
          <table:table-cell table:formula="of:=[.D24]/(1024*1024)" office:value-type="float" office:value="376.907802581787" calcext:value-type="float">
            <text:p>3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3</text:p>
          </table:table-cell>
          <table:table-cell office:value-type="float" office:value="3" calcext:value-type="float">
            <text:p>3</text:p>
          </table:table-cell>
          <table:table-cell office:value-type="float" office:value="393720420" calcext:value-type="float">
            <text:p>393720420</text:p>
          </table:table-cell>
          <table:table-cell table:formula="of:=[.D25]/(1024*1024)" office:value-type="float" office:value="375.481052398682" calcext:value-type="float">
            <text:p>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4</text:p>
          </table:table-cell>
          <table:table-cell office:value-type="float" office:value="4" calcext:value-type="float">
            <text:p>4</text:p>
          </table:table-cell>
          <table:table-cell office:value-type="float" office:value="390449444" calcext:value-type="float">
            <text:p>390449444</text:p>
          </table:table-cell>
          <table:table-cell table:formula="of:=[.D26]/(1024*1024)" office:value-type="float" office:value="372.3616065979" calcext:value-type="float">
            <text:p>3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5</text:p>
          </table:table-cell>
          <table:table-cell office:value-type="float" office:value="5" calcext:value-type="float">
            <text:p>5</text:p>
          </table:table-cell>
          <table:table-cell office:value-type="float" office:value="389481076" calcext:value-type="float">
            <text:p>389481076</text:p>
          </table:table-cell>
          <table:table-cell table:formula="of:=[.D27]/(1024*1024)" office:value-type="float" office:value="371.438098907471" calcext:value-type="float">
            <text:p>3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6</text:p>
          </table:table-cell>
          <table:table-cell office:value-type="float" office:value="6" calcext:value-type="float">
            <text:p>6</text:p>
          </table:table-cell>
          <table:table-cell office:value-type="float" office:value="388831464" calcext:value-type="float">
            <text:p>388831464</text:p>
          </table:table-cell>
          <table:table-cell table:formula="of:=[.D28]/(1024*1024)" office:value-type="float" office:value="370.818580627441" calcext:value-type="float">
            <text:p>3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7</text:p>
          </table:table-cell>
          <table:table-cell office:value-type="float" office:value="7" calcext:value-type="float">
            <text:p>7</text:p>
          </table:table-cell>
          <table:table-cell office:value-type="float" office:value="388530200" calcext:value-type="float">
            <text:p>388530200</text:p>
          </table:table-cell>
          <table:table-cell table:formula="of:=[.D29]/(1024*1024)" office:value-type="float" office:value="370.531272888184" calcext:value-type="float">
            <text:p>371</text:p>
          </table:table-cell>
          <table:table-cell/>
          <table:table-cell table:style-name="ce1" office:value-type="float" office:value="994.326286315918" calcext:value-type="float">
            <text:p>994</text:p>
          </table:table-cell>
          <table:table-cell table:style-name="ce1" office:value-type="float" office:value="994.32633972168" calcext:value-type="float">
            <text:p>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30]/(1024*1024)" office:value-type="float" office:value="0" calcext:value-type="float">
            <text:p>0</text:p>
          </table:table-cell>
          <table:table-cell/>
          <table:table-cell table:style-name="ce1" office:value-type="float" office:value="378.281356811523" calcext:value-type="float">
            <text:p>378</text:p>
          </table:table-cell>
          <table:table-cell table:style-name="ce1" office:value-type="float" office:value="212.09342956543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0-x9</text:p>
          </table:table-cell>
          <table:table-cell office:value-type="float" office:value="9" calcext:value-type="float">
            <text:p>9</text:p>
          </table:table-cell>
          <table:table-cell office:value-type="float" office:value="228950212" calcext:value-type="float">
            <text:p>228950212</text:p>
          </table:table-cell>
          <table:table-cell table:formula="of:=[.D31]/(1024*1024)" office:value-type="float" office:value="218.343936920166" calcext:value-type="float">
            <text:p>218</text:p>
          </table:table-cell>
          <table:table-cell/>
          <table:table-cell table:style-name="ce1" office:value-type="float" office:value="376.907802581787" calcext:value-type="float">
            <text:p>377</text:p>
          </table:table-cell>
          <table:table-cell table:style-name="ce1" office:value-type="float" office:value="210.707118988037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formula="of:=[.D32]/(1024*1024)" office:value-type="float" office:value="0" calcext:value-type="float">
            <text:p>0</text:p>
          </table:table-cell>
          <table:table-cell/>
          <table:table-cell table:style-name="ce1" office:value-type="float" office:value="375.481052398682" calcext:value-type="float">
            <text:p>375</text:p>
          </table:table-cell>
          <table:table-cell table:style-name="ce1" office:value-type="float" office:value="209.21858215332" calcext:value-type="float">
            <text:p>2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formula="of:=[.D33]/(1024*1024)" office:value-type="float" office:value="0" calcext:value-type="float">
            <text:p>0</text:p>
          </table:table-cell>
          <table:table-cell/>
          <table:table-cell table:style-name="ce1" office:value-type="float" office:value="372.3616065979" calcext:value-type="float">
            <text:p>372</text:p>
          </table:table-cell>
          <table:table-cell table:style-name="ce1" office:value-type="float" office:value="205.382377624512" calcext:value-type="float">
            <text:p>2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formula="of:=[.D34]/(1024*1024)" office:value-type="float" office:value="0" calcext:value-type="float">
            <text:p>0</text:p>
          </table:table-cell>
          <table:table-cell/>
          <table:table-cell table:style-name="ce1" office:value-type="float" office:value="371.438098907471" calcext:value-type="float">
            <text:p>371</text:p>
          </table:table-cell>
          <table:table-cell table:style-name="ce1" office:value-type="float" office:value="204.424968719482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0</text:p>
          </table:table-cell>
          <table:table-cell office:value-type="float" office:value="0" calcext:value-type="float">
            <text:p>0</text:p>
          </table:table-cell>
          <table:table-cell office:value-type="float" office:value="1042626736" calcext:value-type="float">
            <text:p>1042626736</text:p>
          </table:table-cell>
          <table:table-cell table:formula="of:=[.D35]/(1024*1024)" office:value-type="float" office:value="994.32633972168" calcext:value-type="float">
            <text:p>994</text:p>
          </table:table-cell>
          <table:table-cell/>
          <table:table-cell table:style-name="ce1" office:value-type="float" office:value="370.818580627441" calcext:value-type="float">
            <text:p>371</text:p>
          </table:table-cell>
          <table:table-cell table:style-name="ce1" office:value-type="float" office:value="203.6463394165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1</text:p>
          </table:table-cell>
          <table:table-cell office:value-type="float" office:value="1" calcext:value-type="float">
            <text:p>1</text:p>
          </table:table-cell>
          <table:table-cell office:value-type="float" office:value="222396080" calcext:value-type="float">
            <text:p>222396080</text:p>
          </table:table-cell>
          <table:table-cell table:formula="of:=[.D36]/(1024*1024)" office:value-type="float" office:value="212.09342956543" calcext:value-type="float">
            <text:p>212</text:p>
          </table:table-cell>
          <table:table-cell/>
          <table:table-cell table:style-name="ce1" office:value-type="float" office:value="370.531272888184" calcext:value-type="float">
            <text:p>371</text:p>
          </table:table-cell>
          <table:table-cell table:style-name="ce1" office:value-type="float" office:value="203.323314666748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2</text:p>
          </table:table-cell>
          <table:table-cell office:value-type="float" office:value="2" calcext:value-type="float">
            <text:p>2</text:p>
          </table:table-cell>
          <table:table-cell office:value-type="float" office:value="220942428" calcext:value-type="float">
            <text:p>220942428</text:p>
          </table:table-cell>
          <table:table-cell table:formula="of:=[.D37]/(1024*1024)" office:value-type="float" office:value="210.707118988037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3</text:p>
          </table:table-cell>
          <table:table-cell office:value-type="float" office:value="3" calcext:value-type="float">
            <text:p>3</text:p>
          </table:table-cell>
          <table:table-cell office:value-type="float" office:value="219381584" calcext:value-type="float">
            <text:p>219381584</text:p>
          </table:table-cell>
          <table:table-cell table:formula="of:=[.D38]/(1024*1024)" office:value-type="float" office:value="209.21858215332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4</text:p>
          </table:table-cell>
          <table:table-cell office:value-type="float" office:value="4" calcext:value-type="float">
            <text:p>4</text:p>
          </table:table-cell>
          <table:table-cell office:value-type="float" office:value="215359032" calcext:value-type="float">
            <text:p>215359032</text:p>
          </table:table-cell>
          <table:table-cell table:formula="of:=[.D39]/(1024*1024)" office:value-type="float" office:value="205.382377624512" calcext:value-type="float">
            <text:p>2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5</text:p>
          </table:table-cell>
          <table:table-cell office:value-type="float" office:value="5" calcext:value-type="float">
            <text:p>5</text:p>
          </table:table-cell>
          <table:table-cell office:value-type="float" office:value="214355116" calcext:value-type="float">
            <text:p>214355116</text:p>
          </table:table-cell>
          <table:table-cell table:formula="of:=[.D40]/(1024*1024)" office:value-type="float" office:value="204.424968719482" calcext:value-type="float">
            <text:p>2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6</text:p>
          </table:table-cell>
          <table:table-cell office:value-type="float" office:value="6" calcext:value-type="float">
            <text:p>6</text:p>
          </table:table-cell>
          <table:table-cell office:value-type="float" office:value="213538664" calcext:value-type="float">
            <text:p>213538664</text:p>
          </table:table-cell>
          <table:table-cell table:formula="of:=[.D41]/(1024*1024)" office:value-type="float" office:value="203.646339416504" calcext:value-type="float">
            <text:p>2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7</text:p>
          </table:table-cell>
          <table:table-cell office:value-type="float" office:value="7" calcext:value-type="float">
            <text:p>7</text:p>
          </table:table-cell>
          <table:table-cell office:value-type="float" office:value="213199948" calcext:value-type="float">
            <text:p>213199948</text:p>
          </table:table-cell>
          <table:table-cell table:formula="of:=[.D42]/(1024*1024)" office:value-type="float" office:value="203.323314666748" calcext:value-type="float">
            <text:p>2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8</text:p>
          </table:table-cell>
          <table:table-cell office:value-type="float" office:value="8" calcext:value-type="float">
            <text:p>8</text:p>
          </table:table-cell>
          <table:table-cell office:value-type="float" office:value="9821960" calcext:value-type="float">
            <text:p>9821960</text:p>
          </table:table-cell>
          <table:table-cell table:formula="of:=[.D43]/(1024*1024)" office:value-type="float" office:value="9.36695098876953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pack5-x9</text:p>
          </table:table-cell>
          <table:table-cell office:value-type="float" office:value="9" calcext:value-type="float">
            <text:p>9</text:p>
          </table:table-cell>
          <table:table-cell office:value-type="float" office:value="60420780" calcext:value-type="float">
            <text:p>60420780</text:p>
          </table:table-cell>
          <table:table-cell table:formula="of:=[.D44]/(1024*1024)" office:value-type="float" office:value="57.6217460632324" calcext:value-type="float">
            <text:p>58</text:p>
          </table:table-cell>
          <table:table-cell table:number-columns-repeated="12"/>
        </table:table-row>
      </table:table>
      <table:table table:name="graphics" table:style-name="ta1">
        <table:shapes>
          <draw:frame draw:z-index="0" draw:style-name="gr1" draw:text-style-name="P1" svg:width="15.999cm" svg:height="8.999cm" svg:x="0.001cm" svg:y="0.001cm">
            <draw:object draw:notify-on-update-of-ranges="results3.D8:results3.D15 results3.E8:results3.E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.999cm" svg:height="8.999cm" svg:x="0.001cm" svg:y="10.839cm">
            <draw:object draw:notify-on-update-of-ranges="results3.G29:results3.G36 results3.H29:results3.H3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18.063cm" svg:y="0.001cm">
            <draw:object draw:notify-on-update-of-ranges="results3.B2:results3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15.999cm" svg:height="8.999cm" svg:x="18.063cm" svg:y="10.838cm">
            <draw:object draw:notify-on-update-of-ranges="results3.E22:results3.E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15.999cm" svg:height="8.999cm" svg:x="36.125cm" svg:y="10.838cm">
            <draw:object draw:notify-on-update-of-ranges="results3.E35:results3.E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1" draw:text-style-name="P1" svg:width="15.999cm" svg:height="8.999cm" svg:x="36.125cm" svg:y="0.001cm">
            <draw:object draw:notify-on-update-of-ranges="results3.B12:results3.B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1T00:46:33.218818630</dc:date>
    <meta:editing-duration>PT59M20S</meta:editing-duration>
    <meta:editing-cycles>2</meta:editing-cycles>
    <meta:document-statistic meta:table-count="2" meta:cell-count="367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22cm" svg:y="0.316cm" chart:style-name="ch2">
          <text:p>n1280 - packing 0 - time</text:p>
        </chart:title>
        <chart:plot-area chart:style-name="ch3" table:cell-range-address="results3.B2:results3.B9" svg:x="0.32cm" svg:y="1.275cm" svg:width="15.36cm" svg:height="7.545cm">
          <chartooo:coordinate-region svg:x="1.312cm" svg:y="1.474cm" svg:width="14.368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3.B2:results3.B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01.99">
                <text:p>2601.99</text:p>
                <draw:g>
                  <svg:desc>results3.B2:results3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5.42">
                <text:p>2515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26.04">
                <text:p>2426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76.46">
                <text:p>2676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65.35">
                <text:p>2665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51.12">
                <text:p>2651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2.42">
                <text:p>3002.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1.28">
                <text:p>3001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22cm" svg:y="0.316cm" chart:style-name="ch2">
          <text:p>n1280 - packing 5 - time</text:p>
        </chart:title>
        <chart:plot-area chart:style-name="ch3" table:cell-range-address="results3.B12:results3.B19" svg:x="0.32cm" svg:y="1.275cm" svg:width="15.36cm" svg:height="7.545cm">
          <chartooo:coordinate-region svg:x="1.312cm" svg:y="1.474cm" svg:width="14.368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3.B12:results3.B1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47.56">
                <text:p>2747.56</text:p>
                <draw:g>
                  <svg:desc>results3.B12:results3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55.68">
                <text:p>2855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44.14">
                <text:p>2444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3.77">
                <text:p>2563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24.43">
                <text:p>2424.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04.49">
                <text:p>2704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06.97">
                <text:p>2706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82.76">
                <text:p>2982.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05cm" svg:y="0.316cm" chart:style-name="ch2">
          <text:p>n1280 - packing 0 - storage</text:p>
        </chart:title>
        <chart:plot-area chart:style-name="ch3" table:cell-range-address="results3.E22:results3.E29" svg:x="0.32cm" svg:y="1.275cm" svg:width="15.36cm" svg:height="7.545cm">
          <chartooo:coordinate-region svg:x="1.312cm" svg:y="1.474cm" svg:width="14.368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3.E22:results3.E2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4.326286315918">
                <text:p>994.326286315918</text:p>
                <draw:g>
                  <svg:desc>results3.E22:results3.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.281356811523">
                <text:p>378.281356811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6.907802581787">
                <text:p>376.907802581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5.481052398682">
                <text:p>375.481052398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2.3616065979">
                <text:p>372.3616065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1.438098907471">
                <text:p>371.438098907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0.818580627441">
                <text:p>370.818580627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0.531272888184">
                <text:p>370.5312728881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05cm" svg:y="0.316cm" chart:style-name="ch2">
          <text:p>n1280 - packing 5 - storage</text:p>
        </chart:title>
        <chart:plot-area chart:style-name="ch3" table:cell-range-address="results3.E35:results3.E42" svg:x="0.32cm" svg:y="1.275cm" svg:width="15.36cm" svg:height="7.545cm">
          <chartooo:coordinate-region svg:x="1.312cm" svg:y="1.474cm" svg:width="14.368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3.E35:results3.E42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4.32633972168">
                <text:p>994.32633972168</text:p>
                <draw:g>
                  <svg:desc>results3.E35:results3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2.09342956543">
                <text:p>212.093429565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.707118988037">
                <text:p>210.707118988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.21858215332">
                <text:p>209.21858215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.382377624512">
                <text:p>205.382377624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.424968719482">
                <text:p>204.424968719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3.646339416504">
                <text:p>203.646339416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3.323314666748">
                <text:p>203.3233146667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7cm" svg:y="0.317cm" chart:style-name="ch2">
          <text:p>n1280 - storage - GB</text:p>
        </chart:title>
        <chart:legend chart:legend-position="end" svg:x="14.134cm" svg:y="3.952cm" style:legend-expansion="high" chart:style-name="ch3"/>
        <chart:plot-area chart:style-name="ch4" table:cell-range-address="results3.G29:results3.H36" chart:data-source-has-labels="row" svg:x="0.32cm" svg:y="1.275cm" svg:width="13.494cm" svg:height="7.545cm">
          <chartooo:coordinate-region svg:x="1.312cm" svg:y="1.474cm" svg:width="12.502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s3.G29:results3.G36" loext:label-string="pack_0" chart:class="chart:bar">
            <chart:data-point chart:repeated="8"/>
          </chart:series>
          <chart:series chart:style-name="ch9" chart:values-cell-range-address="results3.H29:results3.H36" loext:label-string="pack_5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_0</text:p>
              </table:table-cell>
              <table:table-cell office:value-type="string">
                <text:p>pack_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4.326286315918">
                <text:p>994.326286315918</text:p>
                <draw:g>
                  <svg:desc>results3.G29:results3.G36</svg:desc>
                </draw:g>
              </table:table-cell>
              <table:table-cell office:value-type="float" office:value="994.32633972168">
                <text:p>994.32633972168</text:p>
                <draw:g>
                  <svg:desc>results3.H29:results3.H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.281356811523">
                <text:p>378.281356811523</text:p>
              </table:table-cell>
              <table:table-cell office:value-type="float" office:value="212.09342956543">
                <text:p>212.093429565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6.907802581787">
                <text:p>376.907802581787</text:p>
              </table:table-cell>
              <table:table-cell office:value-type="float" office:value="210.707118988037">
                <text:p>210.707118988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5.481052398682">
                <text:p>375.481052398682</text:p>
              </table:table-cell>
              <table:table-cell office:value-type="float" office:value="209.21858215332">
                <text:p>209.21858215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2.3616065979">
                <text:p>372.3616065979</text:p>
              </table:table-cell>
              <table:table-cell office:value-type="float" office:value="205.382377624512">
                <text:p>205.382377624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1.438098907471">
                <text:p>371.438098907471</text:p>
              </table:table-cell>
              <table:table-cell office:value-type="float" office:value="204.424968719482">
                <text:p>204.424968719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0.818580627441">
                <text:p>370.818580627441</text:p>
              </table:table-cell>
              <table:table-cell office:value-type="float" office:value="203.646339416504">
                <text:p>203.646339416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0.531272888184">
                <text:p>370.531272888184</text:p>
              </table:table-cell>
              <table:table-cell office:value-type="float" office:value="203.323314666748">
                <text:p>203.3233146667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86cm" svg:y="0.316cm" chart:style-name="ch2">
          <text:p>n1280 - time</text:p>
        </chart:title>
        <chart:legend chart:legend-position="end" svg:x="14.134cm" svg:y="3.952cm" style:legend-expansion="high" chart:style-name="ch3"/>
        <chart:plot-area chart:style-name="ch4" table:cell-range-address="results3.D8:results3.E15" chart:data-source-has-labels="row" svg:x="0.32cm" svg:y="1.275cm" svg:width="13.494cm" svg:height="7.545cm">
          <chartooo:coordinate-region svg:x="1.312cm" svg:y="1.474cm" svg:width="12.502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s3.D8:results3.D15" loext:label-string="pack_0" chart:class="chart:bar">
            <chart:data-point chart:repeated="8"/>
          </chart:series>
          <chart:series chart:style-name="ch9" chart:values-cell-range-address="results3.E8:results3.E15" loext:label-string="pack_5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_0</text:p>
              </table:table-cell>
              <table:table-cell office:value-type="string">
                <text:p>pack_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01.99">
                <text:p>2601.99</text:p>
                <draw:g>
                  <svg:desc>results3.D8:results3.D15</svg:desc>
                </draw:g>
              </table:table-cell>
              <table:table-cell office:value-type="float" office:value="2747.56">
                <text:p>2747.56</text:p>
                <draw:g>
                  <svg:desc>results3.E8:results3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5.42">
                <text:p>2515.42</text:p>
              </table:table-cell>
              <table:table-cell office:value-type="float" office:value="2855.68">
                <text:p>2855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26.04">
                <text:p>2426.04</text:p>
              </table:table-cell>
              <table:table-cell office:value-type="float" office:value="2444.14">
                <text:p>2444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76.46">
                <text:p>2676.46</text:p>
              </table:table-cell>
              <table:table-cell office:value-type="float" office:value="2563.77">
                <text:p>2563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65.35">
                <text:p>2665.35</text:p>
              </table:table-cell>
              <table:table-cell office:value-type="float" office:value="2424.43">
                <text:p>2424.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51.12">
                <text:p>2651.12</text:p>
              </table:table-cell>
              <table:table-cell office:value-type="float" office:value="2704.49">
                <text:p>2704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2.42">
                <text:p>3002.42</text:p>
              </table:table-cell>
              <table:table-cell office:value-type="float" office:value="2706.97">
                <text:p>2706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1.28">
                <text:p>3001.28</text:p>
              </table:table-cell>
              <table:table-cell office:value-type="float" office:value="2982.76">
                <text:p>2982.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